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.5562515mm" fo:page-width="4.23333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round" svg:stroke-opacity="100.0%" svg:stroke-width="0.26458332mm"/>
    </style:style>
    <style:style style:family="graphic" style:name="style-3">
      <style:graphic-properties draw:fill="none" draw:stroke="solid" svg:stroke-color="#000000" draw:stroke-linejoin="round" svg:stroke-opacity="100.0%" svg:stroke-width="0.26458332mm"/>
    </style:style>
    <style:style style:family="graphic" style:name="style-4">
      <style:graphic-properties draw:fill="none" draw:stroke="solid" svg:stroke-color="#000000" draw:stroke-linejoin="round" svg:stroke-opacity="100.0%" svg:stroke-width="0.26458332mm"/>
    </style:style>
    <style:style style:family="graphic" style:name="style-5">
      <style:graphic-properties draw:fill="none" draw:stroke="solid" svg:stroke-color="#000000" draw:stroke-linejoin="round" svg:stroke-opacity="100.0%" svg:stroke-width="0.26458332mm"/>
    </style:style>
    <style:style style:family="graphic" style:name="style-6">
      <style:graphic-properties draw:fill="none" draw:stroke="solid" svg:stroke-color="#000000" draw:stroke-linejoin="round" svg:stroke-opacity="100.0%" svg:stroke-width="0.26458332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0.0 0.0 L 0.0 396.87497" svg:height="3.9687498mm" draw:style-name="style-2" svg:viewBox="0.0 0.0 1.0 396.87497" svg:width="0.0mm" svg:x="0.13229166mm" svg:y="0.13229166mm"/>
            <draw:path svg:d="M 0.0 0.0 L 0.0 396.87497" svg:height="3.9687498mm" draw:style-name="style-3" svg:viewBox="0.0 0.0 1.0 396.87497" svg:width="0.0mm" svg:x="4.1010413mm" svg:y="0.13229166mm"/>
            <draw:path svg:d="M 0.0 0.0 L 132.29166 0.0" svg:height="0.0mm" draw:style-name="style-4" svg:viewBox="0.0 0.0 132.29166 1.0" svg:width="1.3229166mm" svg:x="1.4552083mm" svg:y="5.423958mm"/>
            <draw:path svg:d="M 0.0 132.29166 C 73.0626 132.29166 132.29166 73.0628 132.29166 0.0" svg:height="1.3229166mm" draw:style-name="style-5" svg:viewBox="0.0 0.0 132.29166 132.29166" svg:width="1.3229166mm" svg:x="2.7781248mm" svg:y="4.1010413mm"/>
            <draw:path svg:d="M 0.0 0.0 C 73.0626 0.0 132.29166 59.22886 132.29166 132.29166" svg:height="1.3229166mm" draw:style-name="style-6" draw:transform="rotate(-3.141592653589793) translate(1.4552083mm,5.423958mm)" svg:viewBox="0.0 0.0 132.29166 132.29166" svg:width="1.322916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.5562515mm" fo:page-width="4.23333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